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Hindi1" svg:font-family="'Lohit Hindi'"/>
    <style:font-face style:name="OpenSymbol1" svg:font-family="OpenSymbol"/>
    <style:font-face style:name="OpenSymbol" svg:font-family="OpenSymbol, 'Arial Unicode M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paragraph-rsid="0016c432" style:font-weight-asian="bold" style:font-weight-complex="bold"/>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officeooo:paragraph-rsid="0016c432" style:font-weight-asian="bold" style:font-weight-complex="bold"/>
    </style:style>
    <style:style style:name="P3" style:family="paragraph" style:parent-style-name="Standard">
      <style:paragraph-properties fo:line-height="150%" fo:text-align="justify" style:justify-single-word="false"/>
      <style:text-properties style:text-underline-style="solid" style:text-underline-width="auto" style:text-underline-color="font-color" fo:font-weight="bold" officeooo:paragraph-rsid="0016c432" style:font-weight-asian="bold" style:font-weight-complex="bold"/>
    </style:style>
    <style:style style:name="P4" style:family="paragraph" style:parent-style-name="Standard" style:list-style-name="L1">
      <style:paragraph-properties fo:text-align="start" style:justify-single-word="false"/>
      <style:text-properties style:text-underline-style="solid" style:text-underline-width="auto" style:text-underline-color="font-color" fo:font-weight="bold" officeooo:paragraph-rsid="0016c432" style:font-weight-asian="bold" style:font-weight-complex="bold"/>
    </style:style>
    <style:style style:name="P5" style:family="paragraph" style:parent-style-name="Standard" style:list-style-name="L1">
      <style:paragraph-properties fo:line-height="150%" fo:text-align="justify" style:justify-single-word="false"/>
      <style:text-properties style:text-underline-style="none" fo:font-weight="normal" officeooo:paragraph-rsid="0016c432" style:font-weight-asian="normal" style:font-weight-complex="normal"/>
    </style:style>
    <style:style style:name="P6" style:family="paragraph" style:parent-style-name="Standard">
      <style:paragraph-properties fo:line-height="150%" fo:text-align="justify" style:justify-single-word="false"/>
      <style:text-properties style:text-underline-style="none" fo:font-weight="normal" officeooo:paragraph-rsid="0016c432" style:font-weight-asian="normal" style:font-weight-complex="normal"/>
    </style:style>
    <style:style style:name="P7" style:family="paragraph" style:parent-style-name="Standard" style:list-style-name="L1">
      <style:paragraph-properties fo:line-height="150%" fo:text-align="justify" style:justify-single-word="false"/>
      <style:text-properties officeooo:paragraph-rsid="0016c432"/>
    </style:style>
    <style:style style:name="P8" style:family="paragraph" style:parent-style-name="Standard" style:list-style-name="L2">
      <style:paragraph-properties fo:line-height="150%" fo:text-align="start" style:justify-single-word="false">
        <style:tab-stops/>
      </style:paragraph-properties>
      <style:text-properties officeooo:paragraph-rsid="0016c432"/>
    </style:style>
    <style:style style:name="P9" style:family="paragraph" style:parent-style-name="Standard">
      <style:paragraph-properties fo:line-height="150%" fo:text-align="justify" style:justify-single-word="false"/>
      <style:text-properties fo:font-weight="normal" officeooo:paragraph-rsid="0016c432" style:font-weight-asian="normal" style:font-weight-complex="normal"/>
    </style:style>
    <style:style style:name="P10" style:family="paragraph" style:parent-style-name="Standard" style:list-style-name="L1">
      <style:paragraph-properties fo:margin-left="0.026cm" fo:margin-right="0cm" fo:line-height="150%" fo:text-align="justify" style:justify-single-word="false" fo:text-indent="-0.635cm" style:auto-text-indent="false">
        <style:tab-stops/>
      </style:paragraph-properties>
      <style:text-properties officeooo:paragraph-rsid="0016c432"/>
    </style:style>
    <style:style style:name="P11" style:family="paragraph" style:parent-style-name="Standard" style:list-style-name="L1">
      <style:paragraph-properties fo:margin-left="2.884cm" fo:margin-right="0cm" fo:line-height="150%" fo:text-align="justify" style:justify-single-word="false" fo:text-indent="-0.635cm" style:auto-text-indent="false">
        <style:tab-stops/>
      </style:paragraph-properties>
      <style:text-properties officeooo:paragraph-rsid="0016c432"/>
    </style:style>
    <style:style style:name="T1" style:family="text">
      <style:text-properties officeooo:rsid="0016c432"/>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16c432" style:font-weight-asian="bold" style:font-weight-complex="bold"/>
    </style:style>
    <style:style style:name="T4" style:family="text">
      <style:text-properties style:text-underline-style="solid" style:text-underline-width="auto" style:text-underline-color="font-color" fo:font-weight="normal" officeooo:rsid="0016c432"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style:text-underline-style="none" fo:font-weight="bold" officeooo:rsid="0016c432"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6c432" style:font-weight-asian="normal" style:font-weight-complex="normal"/>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lanteamiento de actividades Silvia Valladares</text:span></text:p>
      <text:p text:style-name="P1"><text:span text:style-name="T1"/></text:p>
      <text:p text:style-name="P2"><text:span text:style-name="T1">Modulo inicio de Sesión:</text:span></text:p>
      <text:p text:style-name="P2"><text:span text:style-name="T1"/></text:p>
      <text:list xml:id="list3806439189613085153" text:style-name="L1">
        <text:list-item>
          <text:p text:style-name="P5">verificación si el usuario es primera vez que inicia sesión y solicitarle que cambie contraseña y que introduzca pregunta secreta.</text:p>
        </text:list-item>
      </text:list>
      <text:p text:style-name="P6"/>
      <text:p text:style-name="P3">Modulo Administración de Sistema:</text:p>
      <text:list xml:id="list1862237395" text:continue-numbering="true" text:style-name="L1">
        <text:list-item>
          <text:p text:style-name="P7"><text:span text:style-name="T5">Crear usuario: </text:span><text:span text:style-name="T7">el campo usuario no debe ser escrito por el administrador, debe estar bloqueado y debe llenarse al momento que se coloque el correo electrónico con los datos que estén a</text:span><text:span text:style-name="T8">n</text:span><text:span text:style-name="T7">tes del arroba. </text:span><text:span text:style-name="T8">Eliminar los campos pregunta secreta y respuesta, estos datos deben ser solicitados cuando se logue por primera ves el usuario.</text:span></text:p>
          <text:p text:style-name="P10"><text:span text:style-name="T2">Modulo de Recaudación:</text:span></text:p>
          <text:p text:style-name="P4"/>
        </text:list-item>
      </text:list>
      <text:list xml:id="list2511148275434913250" text:style-name="L2">
        <text:list-item>
          <text:p text:style-name="P8"><text:span text:style-name="T3">Activación del Contribuyente:</text:span><text:span text:style-name="T6"> </text:span><text:span text:style-name="T8"><text:s/></text:span></text:p>
        </text:list-item>
      </text:list>
      <text:list xml:id="list791311485" text:continue-list="list1862237395" text:style-name="L1">
        <text:list-item>
          <text:p text:style-name="P11"><text:span text:style-name="T9"><text:s text:c="3"/>Crear opción que permita al registrador visualizar los documentos adjuntados por el contribuyente al momento del registro y así verificar la veracidad de los datos.</text:span></text:p>
          <text:p text:style-name="P11"><text:span text:style-name="T9"/></text:p>
        </text:list-item>
        <text:list-item>
          <text:p text:style-name="P11"><text:span text:style-name="T9">Crear opción que permita al registrador enviar un correo electrónico al contribuyente para solicitarle que acuda a las instalaciones de fonprocine o algún documento.</text:span></text:p>
          <text:p text:style-name="P11"><text:span text:style-name="T9"/></text:p>
        </text:list-item>
        <text:list-item>
          <text:p text:style-name="P11"><text:span text:style-name="T9">Revisión de la opción de activación que parece no estar funcionando.</text:span></text:p>
          <text:p text:style-name="P11"><text:span text:style-name="T9"/></text:p>
        </text:list-item>
        <text:list-item>
          <text:p text:style-name="P11"><text:span text:style-name="T9">Creación de nueva pestaña que permita al registrador visualizar los contribuyentes que les solicito alguna información por la opción del envío de correo electrónico, que pueda activarlos si la información fue satisfactoria y si no que pueda enviarles un nuevo correo.</text:span></text:p>
          <text:p text:style-name="P11"><text:span text:style-name="T9"/></text:p>
        </text:list-item>
        <text:list-item>
          <text:p text:style-name="P11"><text:span text:style-name="T9">En la nueva pestaña también se debe crear una opción que permita al registrador ver el mensaje que envío por correo electrónico y en la fecha que fe enviado debe aparecer si le envío uno o varios mensajes y cada uno con su respectiva fecha y contenido del envío </text:span></text:p>
        </text:list-item>
      </text:list>
      <text:p text:style-name="P9"><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charset="x-symbol"/>
    <style:font-face style:name="Lohit Hindi1" svg:font-family="'Lohit Hindi'"/>
    <style:font-face style:name="OpenSymbol1" svg:font-family="OpenSymbol"/>
    <style:font-face style:name="OpenSymbol" svg:font-family="OpenSymbol, 'Arial Unicode M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WW8Num1z0" style:family="text">
      <style:text-properties fo:font-weight="bold" style:font-weight-asian="bold" style:font-weight-complex="bold"/>
    </style:style>
    <style:style style:name="WW8Num3z0" style:family="text">
      <style:text-properties fo:font-weight="bold" style:font-weight-asian="bold" style:font-weight-complex="bold"/>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fo:font-weight="bold" style:font-weight-asian="bold" style:font-weight-complex="bold"/>
    </style:style>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WW8Num1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WW8Num1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WW8Num1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1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WW8Num1z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1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3.752cm" fo:text-indent="-0.635cm" fo:margin-left="3.752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4.387cm" fo:text-indent="-0.635cm" fo:margin-left="4.387cm"/>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WW8Num7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WW8Num7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WW8Num7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7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WW8Num7z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WW8Num7z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7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25T15:16:41</meta:creation-date>
    <dc:date>2013-07-25T16:07:06</dc:date>
    <meta:editing-duration>PT35M14S</meta:editing-duration>
    <meta:editing-cycles>1</meta:editing-cycles>
    <meta:document-statistic meta:table-count="0" meta:image-count="0" meta:object-count="0" meta:page-count="1" meta:paragraph-count="12" meta:word-count="251" meta:character-count="1558" meta:non-whitespace-character-count="1321"/>
    <meta:generator>LibreOffice/4.0.2.2$Linux_x86 LibreOffice_project/400m0$Build-2</meta:generator>
  </office:meta>
</office:document-meta>
</file>